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MS-Session3</text:p>
      <text:p text:style-name="Standard">Constraints</text:p>
      <text:p text:style-name="Standard"/>
      <text:list xml:id="list5078137174244537477" text:style-name="L1">
        <text:list-item>
          <text:p text:style-name="P2">Primary</text:p>
        </text:list-item>
        <text:list-item>
          <text:p text:style-name="P2">Not Null</text:p>
        </text:list-item>
        <text:list-item>
          <text:p text:style-name="P2">Default</text:p>
        </text:list-item>
        <text:list-item>
          <text:p text:style-name="P2">Unique (not used)</text:p>
        </text:list-item>
        <text:list-item>
          <text:p text:style-name="P2">Check (not used)</text:p>
        </text:list-item>
        <text:list-item>
          <text:p text:style-name="P2">Foreig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OBHIT bHAA</meta:initial-creator>
    <meta:creation-date>2019-08-30T13:01:31.75</meta:creation-date>
    <dc:date>2019-09-16T17:52:57.63</dc:date>
    <dc:creator>SHOBHIT bHAA</dc:creator>
    <meta:editing-duration>PT2M4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8" meta:word-count="19" meta:character-count="92"/>
  </office:meta>
</office:document-meta>
</file>